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207739" officeooo:paragraph-rsid="00207739"/>
    </style:style>
    <style:style style:name="P2" style:family="paragraph" style:parent-style-name="Heading_20_2">
      <style:paragraph-properties fo:text-align="center" style:justify-single-word="false"/>
      <style:text-properties fo:color="#000000" loext:opacity="100%" officeooo:paragraph-rsid="0022473b"/>
    </style:style>
    <style:style style:name="P3" style:family="paragraph" style:parent-style-name="Heading_20_3">
      <style:text-properties officeooo:paragraph-rsid="0022473b"/>
    </style:style>
    <style:style style:name="P4" style:family="paragraph" style:parent-style-name="Heading_20_3">
      <style:text-properties officeooo:paragraph-rsid="0023b1e0"/>
    </style:style>
    <style:style style:name="P5" style:family="paragraph" style:parent-style-name="Standard" style:list-style-name="L2">
      <style:text-properties officeooo:paragraph-rsid="0022473b"/>
    </style:style>
    <style:style style:name="P6" style:family="paragraph" style:parent-style-name="Standard" style:list-style-name="L2">
      <style:text-properties officeooo:paragraph-rsid="00227e29"/>
    </style:style>
    <style:style style:name="P7" style:family="paragraph" style:parent-style-name="Standard" style:list-style-name="L2">
      <style:text-properties officeooo:paragraph-rsid="0023b1e0"/>
    </style:style>
    <style:style style:name="P8" style:family="paragraph" style:parent-style-name="Standard" style:list-style-name="L4"/>
    <style:style style:name="P9" style:family="paragraph" style:parent-style-name="Standard" style:list-style-name="L5">
      <style:text-properties officeooo:paragraph-rsid="00207739"/>
    </style:style>
    <style:style style:name="P10" style:family="paragraph" style:parent-style-name="Standard">
      <style:text-properties officeooo:paragraph-rsid="00207739"/>
    </style:style>
    <style:style style:name="P11" style:family="paragraph" style:parent-style-name="Standard" style:list-style-name="L5">
      <style:text-properties officeooo:rsid="00207739" officeooo:paragraph-rsid="00207739"/>
    </style:style>
    <style:style style:name="P12" style:family="paragraph" style:parent-style-name="Standard">
      <style:text-properties officeooo:rsid="00207739" officeooo:paragraph-rsid="00207739"/>
    </style:style>
    <style:style style:name="P13" style:family="paragraph" style:parent-style-name="Standard">
      <style:text-properties officeooo:paragraph-rsid="0022473b"/>
    </style:style>
    <style:style style:name="P14" style:family="paragraph" style:parent-style-name="Standard">
      <style:text-properties officeooo:paragraph-rsid="00227e29"/>
    </style:style>
    <style:style style:name="P15" style:family="paragraph" style:parent-style-name="Standard">
      <style:text-properties officeooo:paragraph-rsid="0023b1e0"/>
    </style:style>
    <style:style style:name="P16" style:family="paragraph" style:parent-style-name="Text_20_body">
      <style:text-properties officeooo:paragraph-rsid="0022473b"/>
    </style:style>
    <style:style style:name="T1" style:family="text">
      <style:text-properties officeooo:rsid="001e65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655d" style:font-weight-asian="bold" style:font-weight-complex="bold"/>
    </style:style>
    <style:style style:name="T4" style:family="text">
      <style:text-properties fo:font-weight="bold" officeooo:rsid="0022473b" style:font-weight-asian="bold" style:font-weight-complex="bold"/>
    </style:style>
    <style:style style:name="T5" style:family="text">
      <style:text-properties fo:font-weight="bold" officeooo:rsid="0023b1e0" style:font-weight-asian="bold" style:font-weight-complex="bold"/>
    </style:style>
    <style:style style:name="T6" style:family="text">
      <style:text-properties fo:font-weight="bold" officeooo:rsid="0024042b" style:font-weight-asian="bold" style:font-weight-complex="bold"/>
    </style:style>
    <style:style style:name="T7" style:family="text">
      <style:text-properties fo:font-weight="bold" officeooo:rsid="00207739" style:font-weight-asian="bold" style:font-weight-complex="bold"/>
    </style:style>
    <style:style style:name="T8" style:family="text">
      <style:text-properties officeooo:rsid="00207739"/>
    </style:style>
    <style:style style:name="T9" style:family="text">
      <style:text-properties style:font-name="Liberation Sans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T10" style:family="text">
      <style:text-properties style:font-name="Liberation Sans" fo:font-size="16pt" fo:font-weight="bold" officeooo:rsid="0022473b" style:font-name-asian="Noto Sans CJK SC" style:font-size-asian="16pt" style:font-weight-asian="bold" style:font-name-complex="Lohit Devanagari" style:font-size-complex="16pt" style:font-weight-complex="bold"/>
    </style:style>
    <style:style style:name="T11" style:family="text">
      <style:text-properties style:font-name="Liberation Sans" fo:font-weight="bold" officeooo:rsid="0022473b" style:font-name-asian="Noto Sans CJK SC" style:font-weight-asian="bold" style:font-name-complex="Lohit Devanagari" style:font-weight-complex="bold"/>
    </style:style>
    <style:style style:name="T12" style:family="text">
      <style:text-properties style:font-name="Liberation Sans" fo:font-size="14.1000003814697pt" fo:font-weight="bold" officeooo:rsid="0022473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23b1e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officeooo:rsid="0022473b"/>
    </style:style>
    <style:style style:name="T15" style:family="text">
      <style:text-properties fo:font-style="italic" officeooo:rsid="0022473b" style:font-style-asian="italic" style:font-style-complex="italic"/>
    </style:style>
    <style:style style:name="T16" style:family="text">
      <style:text-properties officeooo:rsid="0023b1e0"/>
    </style:style>
    <style:style style:name="T17" style:family="text">
      <style:text-properties officeooo:rsid="0024042b"/>
    </style:style>
    <style:style style:name="T18" style:family="text">
      <style:text-properties fo:font-style="normal" fo:font-weight="bold" officeooo:rsid="0024042b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officeooo:rsid="0024042b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1">A</text:span>rduino <text:span text:style-name="T1">Montrouge </text:span><text:span text:style-name="T8">2023</text:span></text:p>
      <text:p text:style-name="P10"/>
      <text:h text:style-name="P1" text:outline-level="2"><text:span text:style-name="T9">Contenu</text:span></text:h>
      <text:list xml:id="list3228909685" text:style-name="L5">
        <text:list-item>
          <text:p text:style-name="P9"><text:span text:style-name="T8">Le </text:span>dossier « <text:span text:style-name="T2">documentation_arduino_montrouge</text:span> » <text:s/>contient toute la documentation sur le<text:span text:style-name="T8">s composants disponibles, notamment concernant le</text:span> télémètre ultrasonore, l'accéléromètre et le baromètre.</text:p>
        </text:list-item>
        <text:list-item>
          <text:p text:style-name="P9"><text:span text:style-name="T8">Le dossier « </text:span><text:span text:style-name="T7">bibliotheques_arduino_montrouge </text:span><text:span text:style-name="T8">» contient les bibliothèques fournies avec les capteurs. Notamment, <text:s/>la bibliothèque LIS3DHTR contenue dans </text:span>"<text:span text:style-name="T2">Seeed_Arduino_LIS3DHTR-master.</text:span><text:span text:style-name="T6">zip</text:span>" <text:span text:style-name="T8">est nécessaire pour faire fonctionner l’accéléromètre.</text:span></text:p>
        </text:list-item>
        <text:list-item>
          <text:p text:style-name="P11">Le dossier « <text:span text:style-name="T2">scripts_arduino_montrouge</text:span> » <text:span text:style-name="T14">contient les différents scripts arduino fournis par le centre de Montrouge.</text:span></text:p>
        </text:list-item>
      </text:list>
      <text:p text:style-name="P12"/>
      <text:h text:style-name="P2" text:outline-level="2"><text:span text:style-name="T10">Liste des scripts arduino</text:span></text:h>
      <text:p text:style-name="P15"/>
      <text:h text:style-name="P4" text:outline-level="3">Mesures <text:span text:style-name="T11">de charges de condensateurs</text:span></text:h>
      <text:list xml:id="list3480348236" text:style-name="L2">
        <text:list-item>
          <text:p text:style-name="P7"><text:span text:style-name="T3">charge_condensateur_affichage :</text:span> <text:span text:style-name="T14">Affiche la tension au cours du temps pendant la charge d’un condensateur.</text:span></text:p>
        </text:list-item>
        <text:list-item>
          <text:p text:style-name="P7"><text:span text:style-name="T2">charge_condensateur_</text:span><text:span text:style-name="T4">mesure</text:span> : <text:span text:style-name="T14">Fait plusieurs mesures du temps de charge d’un condensateur et affiche le temps de charge moyen.</text:span></text:p>
        </text:list-item>
      </text:list>
      <text:p text:style-name="P15"/>
      <text:h text:style-name="P4" text:outline-level="3">M<text:span text:style-name="T13">ise en évidence de la résolution temporelle de l’arduino</text:span></text:h>
      <text:list xml:id="list182308977157142" text:continue-numbering="true" text:style-name="L2">
        <text:list-item>
          <text:p text:style-name="P7"><text:span text:style-name="T5">arduinoscope_buffer</text:span><text:span text:style-name="T3"> :</text:span> <text:span text:style-name="T16">Enregistre des valeurs de tension en fonction du temps puis les affiche. Le résultat peut être analysé à </text:span><text:span text:style-name="T17">l’aide du script python </text:span><text:span text:style-name="T18">analyse_signal_arduinoscope.py</text:span><text:span text:style-name="T19">.</text:span></text:p>
        </text:list-item>
        <text:list-item>
          <text:p text:style-name="P7"><text:span text:style-name="T6">arduinoscope_live</text:span> : <text:span text:style-name="T17">Communique en direct les valeurs de la tension. Permet d’enregistrer plus de points, au prix d’une plus faible fréquence d’acquisition.</text:span></text:p>
        </text:list-item>
      </text:list>
      <text:p text:style-name="Standard"/>
      <text:h text:style-name="P3" text:outline-level="3">Mesures de pressions</text:h>
      <text:list xml:id="list182309390120368" text:continue-numbering="true" text:style-name="L2">
        <text:list-item>
          <text:p text:style-name="P5"><text:span text:style-name="T4">pression_</text:span><text:span text:style-name="T3">montrouge:</text:span> <text:span text:style-name="T14">Utilise le capteur de pression. Mesure la pression au niveau du capteur.</text:span></text:p>
        </text:list-item>
      </text:list>
      <text:p text:style-name="P13"/>
      <text:h text:style-name="P3" text:outline-level="3">Mesures <text:span text:style-name="T12">de distances au télémètre ultrasonore</text:span></text:h>
      <text:list xml:id="list182307624890846" text:continue-numbering="true" text:style-name="L2">
        <text:list-item>
          <text:p text:style-name="P6"><text:span text:style-name="T4">ultrasons_</text:span><text:span text:style-name="T3">montrouge:</text:span> <text:span text:style-name="T14">Utilise le télémètre ultrasonore. Permet de donner le temps d’aller-retour d’un </text:span><text:span text:style-name="T15">burst</text:span><text:span text:style-name="T14"> d’ultrasons à 40 kHz, et d’en déduire une distance.</text:span></text:p>
        </text:list-item>
      </text:list>
      <text:p text:style-name="P14"/>
      <text:h text:style-name="Heading_20_3" text:outline-level="3">Mesures d’<text:span text:style-name="T14">accélérations</text:span></text:h>
      <text:list xml:id="list182307643869548" text:continue-numbering="true" text:style-name="L2">
        <text:list-item>
          <text:p text:style-name="P5"><text:span text:style-name="T2">acceleration_ressort_montrouge</text:span> : <text:span text:style-name="T14">Ut</text:span>ilise l'accéléromètre. Il permet d'afficher un graphe des accélérations en fonction du temps, ou d'<text:span text:style-name="T14">en </text:span>enregistrer des valeurs.</text:p>
        </text:list-item>
        <text:list-item>
          <text:p text:style-name="P5"><text:span text:style-name="T2">acceleration_ressort_moyennage_montronge</text:span> : <text:span text:style-name="T14">A</text:span>ffiche une acc<text:span text:style-name="T1">é</text:span>l<text:span text:style-name="T1">é</text:span>ration moyennée pour des courbes moins bruitées, il permet de mesurer des accélérations plus faibles.</text:p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2:43:14.440118923</meta:creation-date>
    <dc:date>2022-11-26T18:22:47.446800212</dc:date>
    <meta:editing-duration>PT20M50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19" meta:word-count="260" meta:character-count="1935" meta:non-whitespace-character-count="1703"/>
  </office:meta>
</office:document-meta>
</file>